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sio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'3D Print Parameters</text:p>
          </table:table-cell>
          <table:table-cell office:value-type="string" calcext:value-type="string">
            <text:p>'in mm</text:p>
          </table:table-cell>
        </table:table-row>
        <table:table-row table:style-name="ro1">
          <table:table-cell/>
          <table:table-cell office:value-type="string" calcext:value-type="string">
            <text:p>'Max Print Width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'Max Print Depth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'Max Print Height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'Tight Print Toleranc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'Regular Print Toleranc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'Loose Print Tolerance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'Parts Parame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Extrusion Side Lengt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'Extrusion Slot Wid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'Extrusion Nut Screw Diame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'Extrusion Nut Screw Head Diamete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'Build Parame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Width Extrusion Outside To Outsid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'Height Extrusion Outside To Outside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0:26:25.304711576</meta:creation-date>
    <dc:date>2024-03-16T20:27:36.525908495</dc:date>
    <meta:editing-duration>PT1M10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